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39cm" fo:margin-left="-0.199cm" table:align="left" style:writing-mode="lr-tb"/>
    </style:style>
    <style:style style:name="Table1.A" style:family="table-column">
      <style:table-column-properties style:column-width="3.524cm"/>
    </style:style>
    <style:style style:name="Table1.B" style:family="table-column">
      <style:table-column-properties style:column-width="12.1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070fa9" fo:font-size="11pt" fo:font-style="italic" fo:font-weight="bold" officeooo:rsid="00155c7a" officeooo:paragraph-rsid="00155c7a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Header">
      <style:text-properties officeooo:rsid="00155c7a" officeooo:paragraph-rsid="00155c7a"/>
    </style:style>
    <style:style style:name="P3" style:family="paragraph" style:parent-style-name="Body_20_Text_20_2">
      <style:paragraph-properties fo:margin-top="0cm" fo:margin-bottom="0.212cm" loext:contextual-spacing="false" fo:text-align="start" style:justify-single-word="false"/>
    </style:style>
    <style:style style:name="P4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P5" style:family="paragraph" style:parent-style-name="Standard">
      <style:paragraph-properties fo:orphans="0" fo:widows="0" style:text-autospace="none"/>
    </style:style>
    <style:style style:name="P6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orphans="0" fo:widows="0" style:text-autospace="none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weight-complex="bold"/>
    </style:style>
    <style:style style:name="P9" style:family="paragraph" style:parent-style-name="Standard">
      <style:text-properties fo:color="#070fa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orphans="0" fo:widows="0" style:text-autospace="none"/>
      <style:text-properties fo:color="#070fa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orphans="0" fo:widows="0" style:text-autospace="none"/>
      <style:text-properties fo:color="#070fa9" style:font-name="Times New Roman" fo:font-size="11pt" fo:font-style="italic" style:font-size-asian="11pt" style:font-style-asian="italic" style:font-name-complex="Times New Roman" style:font-size-complex="11pt"/>
    </style:style>
    <style:style style:name="P12" style:family="paragraph" style:parent-style-name="Standard">
      <style:paragraph-properties fo:orphans="0" fo:widows="0" style:text-autospace="none"/>
      <style:text-properties fo:color="#070fa9"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P13" style:family="paragraph" style:parent-style-name="Standard" style:master-page-name="Standard">
      <style:paragraph-properties fo:orphans="0" fo:widows="0" style:page-number="auto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.635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6pt" fo:font-weight="bold" style:font-size-asian="16pt" style:font-weight-asian="bold" style:font-weight-complex="bold"/>
    </style:style>
    <style:style style:name="T5" style:family="text">
      <style:text-properties fo:color="#070fa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color="#070fa9" style:font-name="Times New Roman" fo:font-size="11pt" fo:font-weight="bold" style:font-size-asian="11pt" style:font-weight-asian="bold" style:font-name-complex="Times New Roman" style:font-size-complex="11pt"/>
    </style:style>
    <style:style style:name="T7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8" style:family="text">
      <style:text-properties officeooo:rsid="00155c7a"/>
    </style:style>
    <style:style style:name="T9" style:family="text">
      <style:text-properties style:text-position="0% 100%"/>
    </style:style>
    <style:style style:name="T10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155c7a" style:font-size-asian="10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Project Synopsis/Project Concept Document</text:p>
      <text:p text:style-name="P7"><text:span text:style-name="T2">(Due: 18</text:span><text:span text:style-name="T4">th</text:span><text:span text:style-name="T2"> August)</text:span></text:p>
      <text:p text:style-name="P10"/>
      <text:p text:style-name="P5"><text:span text:style-name="T5">Remove the descriptive paragraphs in each section including this line (given in blue) stating what to do before you add this to your repository or turn it in.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Project number</text:p>
          </table:table-cell>
          <table:table-cell table:style-name="Table1.B1" office:value-type="string">
            <text:p text:style-name="P2"><text:span text:style-name="T5">SSAD 15</text:span>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1">Location Based Advertising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Header">SSAD Project Concept Document</text:p>
          </table:table-cell>
        </table:table-row>
        <table:table-row table:style-name="Table1.1">
          <table:table-cell table:style-name="Table1.A1" office:value-type="string">
            <text:p text:style-name="Header">Cre<text:span text:style-name="T8">ated On</text:span></text:p>
          </table:table-cell>
          <table:table-cell table:style-name="Table1.B1" office:value-type="string">
            <text:p text:style-name="P1">15<text:span text:style-name="T3">th</text:span> August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1">Kritika Agrawal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9"><text:span text:style-name="T10">Vamshidhar Mangu – </text:span><text:span text:style-name="T11">Adjoint Engagements</text:span></text:p>
          </table:table-cell>
        </table:table-row>
      </table:table>
      <text:p text:style-name="P6"/>
      <text:p text:style-name="P6"/>
      <text:p text:style-name="P6">Description</text:p>
      <text:p text:style-name="P3"><text:span text:style-name="T6">Replace this text and the instructions below with your statement in black.</text:span><text:span text:style-name="T7"><text:line-break/>Write 4-5 lines describing the problem being addressed at a conceptual level. <text:s/>Note that even if you are simply restating what is already in the description provided by the instructor, you must rephrase it in your words. <text:s/>This gives an opportunity for the customer to identify and provide feedback on differences in interpretation, if any. <text:s/></text:span></text:p>
      <text:p text:style-name="P11"/>
      <text:p text:style-name="P6">Profile of Users</text:p>
      <text:p text:style-name="P3"><text:span text:style-name="T6">Replace this text and the instructions below with your statement in black.</text:span><text:span text:style-name="T7"><text:line-break/>User profile should provide details about the various types of end-users that are going to be using the system. This will influence the way a specific project is designed/implemented. For example, Students, Teachers, Administrators, Parents, etc may use a university registration system. In each case you should list down the characteristics. For example, a parent might not be computer literate which might impact the way the parent interface for the university registration system is designed.</text:span></text:p>
      <text:p text:style-name="P11"/>
      <text:p text:style-name="P5"><text:span text:style-name="T1">Usage Model and Diagrams (if any)</text:span></text:p>
      <text:p text:style-name="P3"><text:span text:style-name="T6">Replace this text and the instructions below with your statement in black</text:span><text:span text:style-name="T7">.</text:span></text:p>
      <text:p text:style-name="P4">A description of how the system will be potentially used by the various users. This can potentially include user interface diagrams. </text:p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Reddy</meta:initial-creator>
    <meta:creation-date>2013-08-26T17:55:00</meta:creation-date>
    <dc:date>2016-08-14T15:29:36.686220323</dc:date>
    <meta:editing-cycles>5</meta:editing-cycles>
    <meta:editing-duration>PT11M13S</meta:editing-duration>
    <meta:document-statistic meta:table-count="1" meta:image-count="0" meta:object-count="0" meta:page-count="1" meta:paragraph-count="22" meta:word-count="259" meta:character-count="1658" meta:non-whitespace-character-count="1414"/>
    <meta:generator>LibreOffice/5.0.5.2$Linux_X86_64 LibreOffice_project/00m0$Build-2</meta:generator>
  </office:meta>
</office:document-meta>
</file>